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3" svg:font-family="'Source Sans 3', sans-serif"/>
    <style:font-face style:name="Verdana" svg:font-family="Verdana, sans-serif"/>
    <style:font-face style:name="aakar" svg:font-family="aakar" style:font-pitch="variable"/>
  </office:font-face-decls>
  <office:automatic-styles>
    <style:style style:name="P1" style:family="paragraph" style:parent-style-name="Standard">
      <style:text-properties fo:font-weight="bold" officeooo:rsid="000a65ff" officeooo:paragraph-rsid="000a65ff" style:font-weight-asian="bold" style:font-weight-complex="bold"/>
    </style:style>
    <style:style style:name="P2" style:family="paragraph" style:parent-style-name="Standard">
      <style:text-properties style:font-name="aakar" fo:font-weight="normal" officeooo:rsid="000a65ff" officeooo:paragraph-rsid="000a65ff" style:font-weight-asian="normal" style:font-weight-complex="normal"/>
    </style:style>
    <style:style style:name="P3" style:family="paragraph" style:parent-style-name="Standard">
      <style:text-properties style:font-name="aakar" fo:font-weight="bold" officeooo:rsid="000c34e9" officeooo:paragraph-rsid="000c34e9" style:font-weight-asian="bold" style:font-weight-complex="bold"/>
    </style:style>
    <style:style style:name="P4" style:family="paragraph" style:parent-style-name="Standard">
      <style:text-properties style:font-name="aakar" fo:font-weight="normal" officeooo:rsid="000c34e9" officeooo:paragraph-rsid="000c34e9" style:font-weight-asian="normal" style:font-weight-complex="normal"/>
    </style:style>
    <style:style style:name="P5" style:family="paragraph" style:parent-style-name="Standard">
      <style:text-properties style:font-name="aakar" fo:font-weight="normal" officeooo:rsid="000a65ff" officeooo:paragraph-rsid="000a65ff" style:font-weight-asian="normal" style:font-weight-complex="normal"/>
    </style:style>
    <style:style style:name="P6" style:family="paragraph" style:parent-style-name="Standard">
      <style:text-properties style:font-name="aakar" fo:font-weight="bold" officeooo:rsid="000ea386" officeooo:paragraph-rsid="000ea386" style:font-weight-asian="bold" style:font-weight-complex="bold"/>
    </style:style>
    <style:style style:name="P7" style:family="paragraph" style:parent-style-name="Standard">
      <style:text-properties fo:font-weight="bold" officeooo:rsid="000ea90f" officeooo:paragraph-rsid="000ea90f" style:font-weight-asian="bold" style:font-weight-complex="bold"/>
    </style:style>
    <style:style style:name="P8" style:family="paragraph" style:parent-style-name="Standard">
      <style:text-properties fo:font-weight="bold" officeooo:rsid="000a65ff" officeooo:paragraph-rsid="000a65ff" style:font-weight-asian="bold" style:font-weight-complex="bold"/>
    </style:style>
    <style:style style:name="P9" style:family="paragraph" style:parent-style-name="Standard">
      <style:text-properties style:font-name="aakar"/>
    </style:style>
    <style:style style:name="P10" style:family="paragraph" style:parent-style-name="Standard">
      <style:text-properties style:font-name="aakar" fo:font-weight="normal" officeooo:rsid="000ea90f" officeooo:paragraph-rsid="000ea90f" style:font-weight-asian="normal" style:font-weight-complex="normal"/>
    </style:style>
    <style:style style:name="P11" style:family="paragraph" style:parent-style-name="Standard">
      <style:text-properties style:font-name="aakar" fo:font-weight="normal" officeooo:rsid="000f68ae" officeooo:paragraph-rsid="000f68ae" style:font-weight-asian="normal" style:font-weight-complex="normal"/>
    </style:style>
    <style:style style:name="P12" style:family="paragraph" style:parent-style-name="Standard">
      <style:text-properties style:font-name="aakar" fo:font-weight="normal" officeooo:rsid="000fad07" officeooo:paragraph-rsid="000fad07" style:font-weight-asian="normal" style:font-weight-complex="normal"/>
    </style:style>
    <style:style style:name="P13" style:family="paragraph" style:parent-style-name="Standard">
      <style:text-properties style:font-name="aakar" fo:font-weight="bold" officeooo:rsid="000ea90f" officeooo:paragraph-rsid="000ea90f" style:font-weight-asian="bold" style:font-weight-complex="bold"/>
    </style:style>
    <style:style style:name="P14" style:family="paragraph" style:parent-style-name="Standard">
      <style:text-properties style:font-name="aakar" fo:font-weight="bold" officeooo:rsid="000f68ae" officeooo:paragraph-rsid="000f68ae" style:font-weight-asian="bold" style:font-weight-complex="bold"/>
    </style:style>
    <style:style style:name="P15" style:family="paragraph" style:parent-style-name="Standard">
      <style:text-properties style:font-name="aakar" fo:font-weight="bold" officeooo:rsid="000fad07" officeooo:paragraph-rsid="000fad07" style:font-weight-asian="bold" style:font-weight-complex="bold"/>
    </style:style>
    <style:style style:name="P16" style:family="paragraph" style:parent-style-name="Standard">
      <style:text-properties style:font-name="aakar" fo:font-weight="bold" officeooo:paragraph-rsid="000ea90f"/>
    </style:style>
    <style:style style:name="P17" style:family="paragraph" style:parent-style-name="Standard">
      <style:text-properties style:font-name="aakar" fo:font-weight="bold" officeooo:rsid="000ea90f" officeooo:paragraph-rsid="000ea90f"/>
    </style:style>
    <style:style style:name="P18" style:family="paragraph" style:parent-style-name="Standard">
      <style:text-properties style:font-name="aakar" fo:font-size="12pt" fo:font-weight="normal" officeooo:rsid="000ea90f" officeooo:paragraph-rsid="000ea90f" style:font-size-asian="12pt" style:font-weight-asian="normal" style:font-size-complex="12pt" style:font-weight-complex="normal"/>
    </style:style>
    <style:style style:name="P19" style:family="paragraph" style:parent-style-name="Standard">
      <style:text-properties fo:font-variant="normal" fo:text-transform="none" fo:color="#474747" loext:opacity="100%" style:font-name="Google Sans" fo:font-size="12pt" fo:letter-spacing="normal" fo:font-style="normal" fo:font-weight="normal" officeooo:rsid="000f68ae" officeooo:paragraph-rsid="000f68ae" style:font-weight-asian="normal" style:font-weight-complex="normal"/>
    </style:style>
    <style:style style:name="P20" style:family="paragraph" style:parent-style-name="Text_20_body">
      <style:text-properties fo:font-variant="normal" fo:text-transform="none" fo:color="#000000" loext:opacity="100%" style:font-name="Verdana" fo:font-size="11.25pt" fo:letter-spacing="normal" fo:font-style="normal" fo:font-weight="normal" officeooo:paragraph-rsid="000ea386"/>
    </style:style>
    <style:style style:name="T1" style:family="text">
      <style:text-properties fo:font-variant="normal" fo:text-transform="none" fo:color="#474747" loext:opacity="100%" style:font-name="Google Sans" fo:font-size="12pt" fo:letter-spacing="normal" fo:font-style="normal"/>
    </style:style>
    <style:style style:name="T2" style:family="text">
      <style:text-properties fo:font-variant="normal" fo:text-transform="none" fo:color="#474747" loext:opacity="100%" fo:letter-spacing="normal"/>
    </style:style>
    <style:style style:name="T3" style:family="text">
      <style:text-properties fo:font-variant="normal" fo:text-transform="none" fo:color="#040c28" loext:opacity="100%" style:font-name="Google Sans" fo:font-size="12pt" fo:letter-spacing="normal" fo:font-style="normal" fo:background-color="#d3e3fd" loext:char-shading-value="0"/>
    </style:style>
    <style:style style:name="T4" style:family="text">
      <style:text-properties fo:font-variant="normal" fo:text-transform="none" fo:color="#040c28" loext:opacity="100%" style:font-name="Google Sans" fo:font-size="15pt" fo:letter-spacing="normal" fo:font-style="normal" fo:background-color="#d3e3fd" loext:char-shading-value="0"/>
    </style:style>
    <style:style style:name="T5" style:family="text">
      <style:text-properties fo:font-variant="normal" fo:text-transform="none" fo:color="#040c28" loext:opacity="100%" style:font-name="Google Sans" fo:letter-spacing="normal" fo:font-style="normal" fo:background-color="#d3e3fd" loext:char-shading-value="0"/>
    </style:style>
    <style:style style:name="T6" style:family="text">
      <style:text-properties fo:font-variant="normal" fo:text-transform="none" fo:color="#ffffff" loext:opacity="100%" style:font-name="Source Sans 3" fo:font-size="21pt" fo:letter-spacing="normal" fo:font-style="normal" fo:font-weight="normal"/>
    </style:style>
    <style:style style:name="T7" style:family="text">
      <style:text-properties fo:font-variant="normal" fo:text-transform="none" fo:color="#1f1f1f" loext:opacity="100%" style:font-name="Google Sans" fo:font-size="15pt" fo:letter-spacing="normal" fo:font-style="normal"/>
    </style:style>
    <style:style style:name="T8" style:family="text">
      <style:text-properties fo:font-variant="normal" fo:text-transform="none" fo:color="#1f1f1f" loext:opacity="100%" style:font-name="Google Sans" fo:letter-spacing="normal" fo:font-style="normal"/>
    </style:style>
    <style:style style:name="T9" style:family="text">
      <style:text-properties fo:font-weight="normal" officeooo:rsid="000ea90f" style:font-weight-asian="normal" style:font-weight-complex="normal"/>
    </style:style>
    <style:style style:name="T10" style:family="text">
      <style:text-properties style:font-weight-asian="bold" style:font-weight-complex="bold"/>
    </style:style>
    <style:style style:name="T11" style:family="text">
      <style:text-properties officeooo:rsid="000ea90f" style:font-weight-asian="bold" style:font-weight-complex="bol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scraping ?</text:p>
      <text:p text:style-name="P1"/>
      <text:p text:style-name="P2">Web scraping is an automatic method to obtain large amounts of data from websites. Most of this data is unstructured data in an HTML format which is then converted into structured data in a spreadsheet or a database so that it can be used in various applications. There are many different ways to perform web scraping to obtain data from websites. These include using online services, particular API’s or even creating your code for web scraping from scratch. Many large websites, like Google, Twitter, Facebook, StackOverflow, etc. have API’s that allow you to access their data in a structured format. This is the best option, but there are other sites that don’t allow users to access large amounts of data in a structured form or they are simply not that technologically advanced. In that situation, it’s best to use Web Scraping to scrape the website for data.</text:p>
      <text:p text:style-name="P2"/>
      <text:p text:style-name="P2">Web scraping requires two parts, namely the crawler and the scraper. The crawler is an artificial intelligence algorithm that browses the web to search for the particular data required by following the links across the internet. The scraper, on the other hand, is a specific tool created to extract data from the website. The design of the scraper can vary greatly according to the complexity and scope of the project so that it can quickly and accurately extract the data.</text:p>
      <text:p text:style-name="P2"/>
      <text:p text:style-name="P2"/>
      <text:p text:style-name="P3">What is request and response ?</text:p>
      <text:p text:style-name="P4">In computer science, request–response or request–reply is one of the basic methods computers use to communicate with each other in a network, in which the first computer sends a request for some data and the second responds to the request. More specifically, it is a message exchange pattern in which a requestor sends a request message to a replier system, which receives and processes the request, ultimately returning a message in response. It is analogous to a telephone call, in which the caller must wait for the recipient to pick up before anything can be discussed. This is a simple but powerful messaging pattern which allows two applications to have a two-way conversation with one another over a channel; it is especially common in client–server architectures</text:p>
      <text:p text:style-name="P4"/>
      <text:p text:style-name="P4"/>
      <text:p text:style-name="P6">What is xpath?</text:p>
      <text:p text:style-name="P9">XPath is a major element in the XSLT standard.</text:p>
      <text:p text:style-name="P9">XPath can be used to navigate through elements and attributes in an XML document.</text:p>
      <text:p text:style-name="P9">XPath stands for XML Path Language</text:p>
      <text:p text:style-name="P9">XPath uses "path like" syntax to identify and navigate nodes in an XML document</text:p>
      <text:p text:style-name="P9">XPath contains over 200 built-in functions</text:p>
      <text:p text:style-name="P9">XPath is a major element in the XSLT standard</text:p>
      <text:p text:style-name="P9">XPath is a W3C recommendation</text:p>
      <text:p text:style-name="P20"/>
      <text:p text:style-name="P7">What is selector ?</text:p>
      <text:p text:style-name="P9">A type selector is sometimes referred to as a tag name selector or element selector because it selects an HTML tag/element in your document. Type selectors are not case-sensitive. In the example below, we have used the span , em and strong selectors.</text:p>
      <text:p text:style-name="P9"/>
      <text:p text:style-name="P9"/>
      <text:p text:style-name="P9"/>
      <text:p text:style-name="P9"/>
      <text:p text:style-name="P16"><text:soft-page-break/><text:span text:style-name="T11">What is regular expressions ?</text:span></text:p>
      <text:p text:style-name="P16"><text:span text:style-name="T9">A regular expression (sometimes called a rational expression) is a sequence of characters that define a search pattern, mainly for use in pattern matching with strings, or string matching, i.e. “find and replace” like operations. Regular expressions are a generalized way to match patterns with sequences of characters. It is used in every programming language like C++, Java and Python.</text:span><text:span text:style-name="T11"> </text:span></text:p>
      <text:p text:style-name="P16"><text:span text:style-name="T11"/></text:p>
      <text:p text:style-name="P17"><text:span text:style-name="T10">What is spliting ?</text:span></text:p>
      <text:p text:style-name="P10">Web Scraping: The split() function can be used in web scraping tasks to extract specific pieces of data from web pages. For example, you can use the split() function to extract the text of a product name or price from an e-commerce website</text:p>
      <text:p text:style-name="P10"/>
      <text:p text:style-name="P14">What is request and response header ?</text:p>
      <text:p text:style-name="P11">Request headers are sent by the client to the server and contain information and instructions related to the requested resource, while response headers are sent by the server to the client and provide metadata, instructions, and additional information about the response itself.</text:p>
      <text:p text:style-name="P11"/>
      <text:p text:style-name="P11"/>
      <text:p text:style-name="P15">What is response status_code ?</text:p>
      <text:p text:style-name="P12">HTTP response status codes (or simply status codes) are three-digit codes issued by a server in response to a browser-side request from a client. These status codes serve as a means of quick and concise communication on how the server worked on and responded to the client's request.</text:p>
      <text:p text:style-name="P12"/>
      <text:p text:style-name="P12">Successful responses ( 200 – 299 ) Redirection messages ( 300 – 399 ) Client error responses ( 400 – 499 ) Server error responses ( 500 – 599 )</text:p>
      <text:p text:style-name="P12"><text:span text:style-name="T1"/></text:p>
      <text:p text:style-name="P19"/>
      <text:p text:style-name="P11"/>
      <text:p text:style-name="P10"/>
      <text:p text:style-name="P10"/>
      <text:p text:style-name="P10"><text:span text:style-name="T7"/></text:p>
      <text:p text:style-name="P18"><text:span text:style-name="T8"/></text:p>
      <text:p text:style-name="P16"><text:span text:style-name="T6">Regular Expressions</text:span></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3" svg:font-family="'Source Sans 3', sans-serif"/>
    <style:font-face style:name="Verdana" svg:font-family="Verdana, sans-serif"/>
    <style:font-face style:name="aakar" svg:font-family="aak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3T19:23:26.326603820</meta:creation-date>
    <dc:date>2024-04-24T11:40:45.485966859</dc:date>
    <meta:editing-duration>PT12M17S</meta:editing-duration>
    <meta:editing-cycles>3</meta:editing-cycles>
    <meta:generator>LibreOffice/7.3.7.2$Linux_X86_64 LibreOffice_project/30$Build-2</meta:generator>
    <meta:document-statistic meta:table-count="0" meta:image-count="0" meta:object-count="0" meta:page-count="2" meta:paragraph-count="25" meta:word-count="721" meta:character-count="4258" meta:non-whitespace-character-count="3560"/>
  </office:meta>
</office:document-meta>
</file>